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Frame_20_contents">
      <style:text-properties officeooo:paragraph-rsid="0041f5bf"/>
    </style:style>
    <style:style style:name="P8" style:family="paragraph" style:parent-style-name="Text_20_body">
      <style:text-properties officeooo:paragraph-rsid="0041f5bf"/>
    </style:style>
    <style:style style:name="P9" style:family="paragraph" style:parent-style-name="Text_20_body">
      <style:text-properties officeooo:rsid="0041f5bf" officeooo:paragraph-rsid="0041f5bf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ext_20_body">
      <style:text-properties officeooo:rsid="0040d2d5" officeooo:paragraph-rsid="0040d2d5"/>
    </style:style>
    <style:style style:name="P13" style:family="paragraph" style:parent-style-name="Heading_20_4">
      <style:paragraph-properties fo:break-before="page"/>
      <style:text-properties officeooo:rsid="0041f5bf" officeooo:paragraph-rsid="0041f5bf"/>
    </style:style>
    <style:style style:name="P14" style:family="paragraph" style:parent-style-name="Heading_20_5">
      <style:paragraph-properties fo:break-before="page"/>
    </style:style>
    <style:style style:name="P15" style:family="paragraph" style:parent-style-name="Text_20_body" style:list-style-name="L1">
      <style:text-properties officeooo:paragraph-rsid="003fe16a"/>
    </style:style>
    <style:style style:name="P16" style:family="paragraph" style:parent-style-name="Text_20_body">
      <style:text-properties officeooo:rsid="0041f5bf" officeooo:paragraph-rsid="0041f5bf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1f5bf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fe16a" style:font-weight-asian="bold" style:font-weight-complex="bold"/>
    </style:style>
    <style:style style:name="T6" style:family="text">
      <style:text-properties officeooo:rsid="003fe16a"/>
    </style:style>
    <style:style style:name="T7" style:family="text">
      <style:text-properties officeooo:rsid="0040d2d5"/>
    </style:style>
    <style:style style:name="T8" style:family="text">
      <style:text-properties officeooo:rsid="0041f5b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3" text:outline-level="4">Citation (CITATION.cff)</text:h>
      <text:p text:style-name="P8"><text:span text:style-name="T8">Starting from version v2.0.0, </text:span>AutomataCI <text:span text:style-name="T6">automatically </text:span><text:span text:style-name="T8">generates a </text:span><text:span text:style-name="T3">CITATION.cff</text:span><text:span text:style-name="T8"> metadata file for academic or journalism referencing purposes. The documentation AutomataCI based on are</text:span><text:span text:style-name="T7">:</text:span></text:p>
      <text:list text:style-name="L1">
        <text:list-item>
          <text:p text:style-name="P15"><text:a xlink:type="simple" xlink:href="https://docs.github.com/en/repositories/managing-your-repositorys-settings-and-features/customizing-your-repository/about-citation-files#citation-formats" text:style-name="Internet_20_link" text:visited-style-name="Visited_20_Internet_20_Link">https://docs.github.com/en/repositories/managing-your-repositorys-settings-and-features/customizing-your-repository/about-citation-files#citation-formats</text:a></text:p>
        </text:list-item>
        <text:list-item>
          <text:p text:style-name="P15"><text:a xlink:type="simple" xlink:href="https://github.com/citation-file-format/ruby-cff" text:style-name="Internet_20_link" text:visited-style-name="Visited_20_Internet_20_Link">https://github.com/citation-file-format/ruby-cff</text:a></text:p>
        </text:list-item>
        <text:list-item>
          <text:p text:style-name="P15"><text:a xlink:type="simple" xlink:href="https://github.com/citation-file-format/citation-file-format/tree/main" text:style-name="Internet_20_link" text:visited-style-name="Visited_20_Internet_20_Link">https://github.com/citation-file-format/citation-file-format/tree/main</text:a></text:p>
        </text:list-item>
        <text:list-item>
          <text:p text:style-name="P15"><text:a xlink:type="simple" xlink:href="https://citation-file-format.github.io/" text:style-name="Internet_20_link" text:visited-style-name="Visited_20_Internet_20_Link">https://citation-file-format.github.io/</text:a></text:p>
        </text:list-item>
      </text:list>
      <text:p text:style-name="P9"/>
      <text:p text:style-name="P9">By default, AutomataCI generates the file with the following filepath:</text:p>
      <text:p text:style-name="P7">$PROJECT_PATH_ROOT/$PROJECT_PATH_<text:span text:style-name="T8">PKG</text:span>/<text:span text:style-name="T8">${PROJECT_SKU}-CITATION_${PROJECT_VERSION}.cff</text:span></text:p>
      <text:p text:style-name="P9">Example:</text:p>
      <text:p text:style-name="P7">$PROJECT_PATH_ROOT/$PROJECT_PATH_PKG/<text:span text:style-name="T8">myproduct</text:span>-CITATION_<text:span text:style-name="T8">v2.0.0</text:span>.cff</text:p>
      <text:p text:style-name="P9"/>
      <text:p text:style-name="P9">Upon successful creation, a copy shall overwrite the repository's <text:span text:style-name="T2">CITATION.cff</text:span> to indicates its successful update.</text:p>
      <text:p text:style-name="P12"/>
      <text:p text:style-name="P12">To reverse this changes, <text:span text:style-name="T8">you have to use your version control system to revert CITATION.cff back to its initial version. </text:span><text:span text:style-name="T6">Hence, </text:span><text:span text:style-name="T5">this is a reversible </text:span><text:span text:style-name="T4">2</text:span><text:span text:style-name="T5">-way execution</text:span><text:span text:style-name="T6">.</text:span></text:p>
      <text:h text:style-name="P14" text:outline-level="5">Abstract Customization</text:h>
      <text:p text:style-name="P9">AutomataCI relies on an external dependency to construct the <text:span text:style-name="T2">abstract</text:span> segment in the <text:span text:style-name="T2">CITATION.cff</text:span> file located in:</text:p>
      <text:p text:style-name="Frame_20_contents">$PROJECT_PATH_ROOT/$PROJECT_PATH_SOURCE/docs/ABSTRACTS.txt</text:p>
      <text:p text:style-name="P9">This same file is also used elsewhere for maintaining consistency across many ecosystems.</text:p>
      <text:h text:style-name="P14" text:outline-level="5">Appendix Attachment</text:h>
      <text:p text:style-name="Text_20_body">By default, AutomataCI seeks a<text:span text:style-name="T8">n attachable</text:span> YAML data file <text:span text:style-name="T8">and fuse it into </text:span><text:span text:style-name="T3">CITATION.cff </text:span>located at:</text:p>
      <text:p text:style-name="Frame_20_contents">$PROJECT_PATH_ROOT/$PROJECT_PATH_SOURCE/docs/CITATIONS.yml</text:p>
      <text:p text:style-name="P8"><text:span text:style-name="T8">These fields are the segments that are incompatible with AutomataCI dataset. Hence, </text:span>Anything else found in the specified file shall be appended as it is. Please keep in mind that this is <text:span text:style-name="T8">still</text:span> a YAML file and contains strict manifest fields. <text:span text:style-name="T8">Table </text:span><text:span text:style-name="T8"><text:sequence-ref text:reference-format="category-and-value" text:ref-name="refText0">1.1.1.1.2.1</text:sequence-ref></text:span><text:span text:style-name="T8"><text:s/>shows the minimum fields found by AutomataCI as of version v2.0.0.</text:span></text:p>
      <text:p text:style-name="Table"><text:span text:style-name="T8">Table</text:span> <text:sequence text:ref-name="refText0" text:name="Text" text:formula="ooow:Text+1" style:num-format="1">1.1.1.1.2.1</text:sequence>: <text:span text:style-name="T8">The minimum fields to be attached as of version v2.0.0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>message: |-</text:p>
            <text:p text:style-name="Table_20_Contents"><text:s text:c="2"/>Please cite and reference this repository accordingly.</text:p>
            <text:p text:style-name="P10">authors:</text:p>
            <text:p text:style-name="Table_20_Contents"><text:s text:c="2"/>- given-names: "Kean Ho"</text:p>
            <text:p text:style-name="Table_20_Contents"><text:s text:c="4"/>family-names: "Chew"</text:p>
            <text:p text:style-name="Table_20_Contents"><text:s text:c="4"/>email: "hollowaykeanho@gmail.com"</text:p>
            <text:p text:style-name="Table_20_Contents"><text:s text:c="4"/>affiliation: "Independent"</text:p>
            <text:p text:style-name="Table_20_Contents"><text:s text:c="4"/>orcid: "https://orcid.org/0000-0003-4202-4863"</text:p>
            <text:p text:style-name="Table_20_Contents"><text:s text:c="2"/>- given-names: "Cory"</text:p>
            <text:p text:style-name="Table_20_Contents"><text:s text:c="4"/>family-names: "Galyna"</text:p>
            <text:p text:style-name="Table_20_Contents"><text:s text:c="4"/>email: "124406765+corygalyna@users.noreply.github.com"</text:p>
            <text:p text:style-name="P11"><text:s text:c="4"/>affiliation: "Independent"</text:p>
            <text:p text:style-name="P10">identifiers:</text:p>
            <text:p text:style-name="Table_20_Contents"><text:s text:c="2"/>- type: doi</text:p>
            <text:p text:style-name="Table_20_Contents"><text:s text:c="4"/>value: "10.5281/zenodo.000000"</text:p>
            <text:p text:style-name="Table_20_Contents"><text:s text:c="4"/>description: "Paper"</text:p>
            <text:p text:style-name="P10">keywords:</text:p>
            <text:p text:style-name="Table_20_Contents"><text:s text:c="2"/>- "continuous integration"</text:p>
            <text:p text:style-name="Table_20_Contents"><text:s text:c="2"/>- "native and locally available"</text:p>
            <text:p text:style-name="Table_20_Contents"><text:s text:c="2"/>- ..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3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3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1DT7M56S</meta:editing-duration>
    <meta:editing-cycles>60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9:01:56.764119263</dc:date>
    <dc:creator>Kean Ho Chew</dc:creator>
    <meta:document-statistic meta:table-count="1" meta:image-count="0" meta:object-count="0" meta:page-count="3" meta:paragraph-count="46" meta:word-count="286" meta:character-count="2629" meta:non-whitespace-character-count="2346"/>
    <meta:template xlink:type="simple" xlink:actuate="onRequest" xlink:title="Official Book" xlink:href="../../templates/Book.ott" meta:date="2023-11-17T20:33:17.245827505"/>
  </office:meta>
</office:document-meta>
</file>